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C15ADE28.png" manifest:media-type=""/>
  <manifest:file-entry manifest:full-path="Pictures/100000000000012C000000A8A43A7AB2.jpg" manifest:media-type=""/>
  <manifest:file-entry manifest:full-path="Pictures/1000000000000103000000C288F4BA57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left" draw:textarea-vertical-align="top" draw:auto-grow-height="false"/>
    </style:style>
    <style:style style:name="gr4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3deb3d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line-height="150%" fo:text-align="start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52cm" svg:height="5.132cm" svg:x="0.254cm" svg:y="1.35cm">
          <draw:image xlink:href="Pictures/1000000000000103000000C288F4BA57.jpg" xlink:type="simple" xlink:show="embed" xlink:actuate="onLoad">
            <text:p/>
          </draw:image>
        </draw:frame>
        <draw:custom-shape draw:style-name="gr2" draw:text-style-name="P1" draw:layer="layout" svg:width="6.223cm" svg:height="5.635cm" svg:x="0.508cm" svg:y="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94cm" svg:height="4.572cm" svg:x="0.71cm" svg:y="4.953cm">
          <text:p text:style-name="P2"><text:span text:style-name="T1">ally</text:span></text:p>
          <text:p text:style-name="P2"><text:span text:style-name="T1">ally-http</text:span></text:p>
          <text:p text:style-name="P2"><text:span text:style-name="T1">ally-api</text:span></text:p>
          <text:p text:style-name="P2"><text:span text:style-name="T1">ally-core</text:span></text:p>
          <text:p text:style-name="P2"><text:span text:style-name="T1">ally-core-http</text:span></text:p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794cm" svg:height="0.635cm" svg:x="0.71cm" svg:y="4.318cm">
          <text:p text:style-name="P1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794cm" svg:height="5.207cm" svg:x="3.758cm" svg:y="4.318cm">
          <text:p text:style-name="P1"><text:span text:style-name="T3">Plugin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37cm" svg:height="4.444cm" svg:x="7.747cm" svg:y="1.224cm">
          <draw:image xlink:href="Pictures/100000000000012C000000A8A43A7AB2.jpg" xlink:type="simple" xlink:show="embed" xlink:actuate="onLoad">
            <text:p text:style-name="P1"><text:span text:style-name="T4">Network</text:span></text:p>
          </draw:image>
        </draw:frame>
        <draw:custom-shape draw:style-name="gr2" draw:text-style-name="P1" draw:layer="layout" svg:width="1.651cm" svg:height="0.508cm" svg:x="6.858cm" svg:y="3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1.512cm" svg:height="9.525cm" svg:x="15.875cm" svg:y="0.254cm">
          <draw:image xlink:href="Pictures/100000000000064000000384C15ADE28.png" xlink:type="simple" xlink:show="embed" xlink:actuate="onLoad">
            <text:p/>
          </draw:image>
        </draw:frame>
        <draw:custom-shape draw:style-name="gr2" draw:text-style-name="P1" draw:layer="layout" svg:width="1.905cm" svg:height="0.508cm" svg:x="13.843cm" svg:y="1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3.048cm" svg:height="0.762cm" svg:x="0.71cm" svg:y="8.509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048cm" svg:height="0.762cm" svg:x="0.71cm" svg:y="8.509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auto-grow-height="false" fo:padding-top="0.125cm" fo:padding-bottom="0.125cm" fo:padding-left="0.229cm" fo:padding-right="0.25cm" fo:wrap-option="no-wrap" draw:shadow="hidden" draw:shadow-offset-x="0.203cm" draw:shadow-offset-y="0.203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7.6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6:17:36</meta:creation-date>
    <dc:date>2013-09-27T18:01:31</dc:date>
    <meta:editing-duration>PT33M43S</meta:editing-duration>
    <meta:editing-cycles>6</meta:editing-cycles>
    <meta:generator>LibreOffice/3.6$Linux_X86_64 LibreOffice_project/360m1$Build-2</meta:generator>
    <meta:document-statistic meta:object-count="11"/>
  </office:meta>
</office:document-meta>
</file>